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07-1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04-18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4-02-14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6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3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7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0838" calcext:value-type="float">
            <text:p>8.99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8696" calcext:value-type="float">
            <text:p>8.8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36206451613" calcext:value-type="float">
            <text:p>8.759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40722580645" calcext:value-type="float">
            <text:p>8.727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75225806452" calcext:value-type="float">
            <text:p>8.513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93083870968" calcext:value-type="float">
            <text:p>8.221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27225806452" calcext:value-type="float">
            <text:p>8.102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77083870968" calcext:value-type="float">
            <text:p>8.0847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36413793104" calcext:value-type="float">
            <text:p>8.14236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582348387097" calcext:value-type="float">
            <text:p>8.075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3184" calcext:value-type="float">
            <text:p>8.44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06975" calcext:value-type="float">
            <text:p>8.5590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0904" calcext:value-type="float">
            <text:p>8.6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272258064516" calcext:value-type="float">
            <text:p>8.632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483922580645" calcext:value-type="float">
            <text:p>8.754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464283870968" calcext:value-type="float">
            <text:p>8.584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63458064516" calcext:value-type="float">
            <text:p>8.309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22296774194" calcext:value-type="float">
            <text:p>8.1872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001651612903" calcext:value-type="float">
            <text:p>8.170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89462068966" calcext:value-type="float">
            <text:p>8.20889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95741935484" calcext:value-type="float">
            <text:p>8.237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87406451613" calcext:value-type="float">
            <text:p>8.2838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8456" calcext:value-type="float">
            <text:p>8.3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30715" calcext:value-type="float">
            <text:p>8.5730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8808" calcext:value-type="float">
            <text:p>8.54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242787096774" calcext:value-type="float">
            <text:p>8.462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645883870968" calcext:value-type="float">
            <text:p>8.636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88283870968" calcext:value-type="float">
            <text:p>8.599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35638709677" calcext:value-type="float">
            <text:p>8.308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96387096774" calcext:value-type="float">
            <text:p>8.178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714787096774" calcext:value-type="float">
            <text:p>8.1271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85571428572" calcext:value-type="float">
            <text:p>8.15285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76685714286" calcext:value-type="float">
            <text:p>8.1857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99171428571" calcext:value-type="float">
            <text:p>8.4789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73987096774" calcext:value-type="float">
            <text:p>8.291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44103225806" calcext:value-type="float">
            <text:p>8.1744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0015483871" calcext:value-type="float">
            <text:p>8.124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61075862069" calcext:value-type="float">
            <text:p>8.11861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065723076923" calcext:value-type="float">
            <text:p>8.13065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79561290323" calcext:value-type="float">
            <text:p>8.147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912" calcext:value-type="float">
            <text:p>8.1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60225" calcext:value-type="float">
            <text:p>8.247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9024" calcext:value-type="float">
            <text:p>8.2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96774193549" calcext:value-type="float">
            <text:p>8.2959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662" calcext:value-type="float">
            <text:p>8.34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152" calcext:value-type="float">
            <text:p>8.3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59019354839" calcext:value-type="float">
            <text:p>8.212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632077419355" calcext:value-type="float">
            <text:p>8.146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19535483871" calcext:value-type="float">
            <text:p>8.089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30348387097" calcext:value-type="float">
            <text:p>8.1063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826993548387" calcext:value-type="float">
            <text:p>8.108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87277419355" calcext:value-type="float">
            <text:p>7.9908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37128" calcext:value-type="float">
            <text:p>7.96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38193548387" calcext:value-type="float">
            <text:p>8.242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168748387097" calcext:value-type="float">
            <text:p>8.511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8832" calcext:value-type="float">
            <text:p>8.7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91733333333" calcext:value-type="float">
            <text:p>8.1439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747174193548" calcext:value-type="float">
            <text:p>8.137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2256" calcext:value-type="float">
            <text:p>8.23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1045" calcext:value-type="float">
            <text:p>8.36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7128" calcext:value-type="float">
            <text:p>8.34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75432258065" calcext:value-type="float">
            <text:p>8.296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716" calcext:value-type="float">
            <text:p>8.3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0992" calcext:value-type="float">
            <text:p>8.5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3215" calcext:value-type="float">
            <text:p>8.287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36412903226" calcext:value-type="float">
            <text:p>8.1613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812542857143" calcext:value-type="float">
            <text:p>8.1881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50632258065" calcext:value-type="float">
            <text:p>8.2175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40619354839" calcext:value-type="float">
            <text:p>8.2644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06208" calcext:value-type="float">
            <text:p>8.37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63664516129" calcext:value-type="float">
            <text:p>8.473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99767741936" calcext:value-type="float">
            <text:p>8.3879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393135483871" calcext:value-type="float">
            <text:p>8.643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627948387097" calcext:value-type="float">
            <text:p>8.676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178606451613" calcext:value-type="float">
            <text:p>8.3417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628" calcext:value-type="float">
            <text:p>8.19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73525" calcext:value-type="float">
            <text:p>8.168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59751724138" calcext:value-type="float">
            <text:p>8.1965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94064516129" calcext:value-type="float">
            <text:p>8.238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21470967742" calcext:value-type="float">
            <text:p>8.293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6784" calcext:value-type="float">
            <text:p>8.3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85058064516" calcext:value-type="float">
            <text:p>8.513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73264516129" calcext:value-type="float">
            <text:p>8.479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98141935484" calcext:value-type="float">
            <text:p>8.429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08509090909" calcext:value-type="float">
            <text:p>8.6240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3272" calcext:value-type="float">
            <text:p>8.4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31483870968" calcext:value-type="float">
            <text:p>8.246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6024" calcext:value-type="float">
            <text:p>8.1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55793548387" calcext:value-type="float">
            <text:p>8.1265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95714285714" calcext:value-type="float">
            <text:p>8.1479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07896774194" calcext:value-type="float">
            <text:p>8.178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219" calcext:value-type="float">
            <text:p>8.229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3816" calcext:value-type="float">
            <text:p>8.33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726971428571" calcext:value-type="float">
            <text:p>8.4172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30545454546" calcext:value-type="float">
            <text:p>8.12430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3664" calcext:value-type="float">
            <text:p>8.06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56685" calcext:value-type="float">
            <text:p>8.015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558685714286" calcext:value-type="float">
            <text:p>8.0155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59277419355" calcext:value-type="float">
            <text:p>8.036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62916129032" calcext:value-type="float">
            <text:p>8.069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1552" calcext:value-type="float">
            <text:p>8.12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567870967742" calcext:value-type="float">
            <text:p>8.1956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42193548387" calcext:value-type="float">
            <text:p>8.1814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57135483871" calcext:value-type="float">
            <text:p>8.10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0728" calcext:value-type="float">
            <text:p>8.55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89780645161" calcext:value-type="float">
            <text:p>8.264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65909677419" calcext:value-type="float">
            <text:p>8.1616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49175" calcext:value-type="float">
            <text:p>8.125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6248" calcext:value-type="float">
            <text:p>8.14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68825" calcext:value-type="float">
            <text:p>8.1736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502" calcext:value-type="float">
            <text:p>8.20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27663157895" calcext:value-type="float">
            <text:p>8.289276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5715" calcext:value-type="float">
            <text:p>8.382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06675" calcext:value-type="float">
            <text:p>8.154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1268" calcext:value-type="float">
            <text:p>8.6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66838709678" calcext:value-type="float">
            <text:p>8.51866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1285" calcext:value-type="float">
            <text:p>8.267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27277419355" calcext:value-type="float">
            <text:p>8.143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4885" calcext:value-type="float">
            <text:p>8.099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67696551724" calcext:value-type="float">
            <text:p>8.1096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34775" calcext:value-type="float">
            <text:p>8.116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0165" calcext:value-type="float">
            <text:p>8.1330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97739130435" calcext:value-type="float">
            <text:p>8.167977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144110104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0" meta:object-count="0"/>
    <meta:user-defined meta:name="AppVersion">3.0</meta:user-defined>
  </office:meta>
</office:document-meta>
</file>